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Bitstream Vera Sans Mono" svg:font-family="'Bitstream Vera Sans Mono'" style:font-family-generic="modern" style:font-pitch="fixed"/>
    <style:font-face style:name="Droid Sans" svg:font-family="'Droid Sans'" style:font-family-generic="modern" style:font-pitch="fixed"/>
    <style:font-face style:name="FreeSans3" svg:font-family="FreeSans" style:font-family-generic="modern" style:font-pitch="fixed"/>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fo:language="en" fo:country="US" style:font-name-asian="Cambria" style:font-name-complex="Times" style:language-complex="ar" style:country-complex="SA"/>
    </style:style>
    <style:style style:name="P2" style:family="paragraph" style:parent-style-name="Standard">
      <style:text-properties style:font-name="Times" fo:language="en" fo:country="US" style:font-name-complex="Times" style:language-complex="ar" style:country-complex="SA"/>
    </style:style>
    <style:style style:name="P3" style:family="paragraph" style:parent-style-name="Standard">
      <style:text-properties style:font-name="Liberation Serif" fo:language="en" fo:country="US" fo:font-weight="normal" style:font-weight-asian="normal" style:font-name-complex="Times" style:language-complex="ar" style:country-complex="SA" style:font-weight-complex="normal"/>
    </style:style>
    <style:style style:name="P4" style:family="paragraph" style:parent-style-name="Standard">
      <style:text-properties style:font-name="Liberation Serif" fo:font-size="12pt" fo:language="en" fo:country="US" fo:font-weight="normal" style:font-name-asian="Cambria" style:font-size-asian="12pt" style:font-weight-asian="normal" style:font-name-complex="Times1" style:font-size-complex="12pt" style:language-complex="ar" style:country-complex="SA" style:font-weight-complex="normal"/>
    </style:style>
    <style:style style:name="P5" style:family="paragraph" style:parent-style-name="Standard">
      <style:text-properties fo:language="en" fo:country="US" style:language-complex="ar" style:country-complex="SA"/>
    </style:style>
    <style:style style:name="P6" style:family="paragraph" style:parent-style-name="Standard">
      <style:text-properties fo:color="#000000" style:font-name="Liberation Serif" fo:font-size="12pt" style:font-size-asian="12pt" style:font-size-complex="12pt"/>
    </style:style>
    <style:style style:name="P7" style:family="paragraph" style:parent-style-name="Text_20_body">
      <style:text-properties style:font-name="Liberation Serif"/>
    </style:style>
    <style:style style:name="P8" style:family="paragraph" style:parent-style-name="Text_20_body">
      <style:text-properties style:font-name="Liberation Serif" fo:language="en" fo:country="US" style:font-name-asian="Cambria" style:font-name-complex="Times" style:language-complex="ar" style:country-complex="SA"/>
    </style:style>
    <style:style style:name="P9" style:family="paragraph" style:parent-style-name="Text_20_body">
      <style:text-properties style:font-name="DejaVu Sans1" fo:font-size="8pt" fo:font-weight="normal" style:font-size-asian="8pt" style:font-weight-asian="normal" style:font-size-complex="8pt" style:font-weight-complex="normal"/>
    </style:style>
    <style:style style:name="P10" style:family="paragraph" style:parent-style-name="Text_20_body">
      <style:text-properties style:font-name="DejaVu Sans1" fo:font-size="10pt" fo:language="en" fo:country="US" fo:font-weight="normal" style:font-size-asian="10pt" style:font-weight-asian="normal" style:font-name-complex="Arial" style:font-size-complex="10pt" style:language-complex="ar" style:country-complex="SA" style:font-weight-complex="normal"/>
    </style:style>
    <style:style style:name="P11" style:family="paragraph" style:parent-style-name="Text_20_body">
      <style:text-properties fo:color="#1a1a1a" style:font-name="Liberation Serif" fo:language="en" fo:country="US" style:font-name-asian="Cambria" style:font-name-complex="Times" style:language-complex="ar" style:country-complex="SA"/>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language="en" fo:country="US" style:font-name-asian="Cambria" style:font-name-complex="Times" style:language-complex="ar" style:country-complex="SA"/>
    </style:style>
    <style:style style:name="P14"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15" style:family="paragraph" style:parent-style-name="Text_20_body" style:list-style-name="WW8Num1">
      <style:text-properties fo:color="#1a1a1a" style:font-name="Liberation Serif" fo:language="en" fo:country="US" style:font-name-asian="Cambria" style:font-name-complex="Times" style:language-complex="ar" style:country-complex="SA"/>
    </style:style>
    <style:style style:name="P16" style:family="paragraph" style:parent-style-name="Heading_20_1" style:master-page-name="Standard">
      <style:paragraph-properties style:page-number="auto"/>
      <style:text-properties fo:language="en" fo:country="US" fo:font-weight="normal" style:font-weight-asian="normal" style:font-name-complex="Times" style:language-complex="ar" style:country-complex="SA" style:font-weight-complex="normal"/>
    </style:style>
    <style:style style:name="P17" style:family="paragraph" style:parent-style-name="Preformatted_20_Text">
      <style:paragraph-properties fo:margin-top="0cm" fo:margin-bottom="0.499cm"/>
    </style:style>
    <style:style style:name="T1" style:family="text">
      <style:text-properties fo:language="en" fo:country="US" style:font-name-complex="Times" style:language-complex="ar" style:country-complex="SA"/>
    </style:style>
    <style:style style:name="T2" style:family="text">
      <style:text-properties fo:language="en" fo:country="US" style:language-complex="ar" style:country-complex="SA"/>
    </style:style>
    <style:style style:name="T3" style:family="text">
      <style:text-properties fo:language="en" fo:country="US" fo:font-style="italic" style:font-name-asian="Cambria" style:font-style-asian="italic" style:font-name-complex="Times" style:language-complex="ar" style:country-complex="SA"/>
    </style:style>
    <style:style style:name="T4" style:family="text">
      <style:text-properties fo:language="en" fo:country="US" fo:font-style="italic" style:font-name-asian="Cambria" style:font-style-asian="italic" style:font-name-complex="Times" style:language-complex="ar" style:country-complex="SA" style:font-style-complex="italic"/>
    </style:style>
    <style:style style:name="T5" style:family="text">
      <style:text-properties fo:language="en" fo:country="US" style:font-name-asian="Cambria" style:font-name-complex="Times" style:language-complex="ar" style:country-complex="SA"/>
    </style:style>
    <style:style style:name="T6" style:family="text">
      <style:text-properties fo:language="en" fo:country="US" style:font-name-asian="Cambria" style:font-name-complex="Times" style:language-complex="ar" style:country-complex="SA" style:font-style-complex="italic"/>
    </style:style>
    <style:style style:name="T7" style:family="text">
      <style:text-properties fo:language="en" fo:country="US" fo:font-style="normal" style:font-name-asian="Cambria" style:font-style-asian="normal" style:font-name-complex="Times" style:language-complex="ar" style:country-complex="SA" style:font-style-complex="normal"/>
    </style:style>
    <style:style style:name="T8" style:family="text">
      <style:text-properties style:font-name="Times" fo:language="en" fo:country="US" style:font-name-complex="Times" style:language-complex="ar" style:country-complex="SA"/>
    </style:style>
    <style:style style:name="T9" style:family="text">
      <style:text-properties fo:color="#1a1a1a" fo:language="en" fo:country="US" style:font-name-asian="Cambria" style:font-name-complex="Times" style:language-complex="ar" style:country-complex="SA"/>
    </style:style>
    <style:style style:name="T10" style:family="text">
      <style:text-properties fo:color="#1a1a1a" style:font-name="Liberation Serif" fo:language="en" fo:country="US" style:font-name-asian="Cambria" style:font-name-complex="Times" style:language-complex="ar" style:country-complex="SA"/>
    </style:style>
    <style:style style:name="T11" style:family="text">
      <style:text-properties fo:color="#262626" fo:language="en" fo:country="US" style:font-name-asian="Cambria" style:font-name-complex="Times" style:language-complex="ar" style:country-complex="SA" style:font-style-complex="italic"/>
    </style:style>
    <style:style style:name="T12" style:family="text">
      <style:text-properties style:font-name="Liberation Serif" fo:language="en" fo:country="US" style:font-name-complex="Times" style:language-complex="ar" style:country-complex="SA"/>
    </style:style>
    <style:style style:name="T13" style:family="text">
      <style:text-properties style:font-name="Liberation Serif" fo:font-size="12pt" fo:language="en" fo:country="US" fo:font-weight="normal" style:font-name-asian="Cambria" style:font-size-asian="12pt" style:font-weight-asian="normal" style:font-name-complex="Times1" style:font-size-complex="12pt" style:language-complex="ar" style:country-complex="SA" style:font-weight-complex="normal"/>
    </style:style>
    <style:style style:name="T14" style:family="text">
      <style:text-properties style:font-name="Liberation Serif" fo:font-size="12pt" fo:language="en" fo:country="US" fo:font-weight="normal" style:font-size-asian="12pt" style:font-weight-asian="normal" style:font-name-complex="Arial" style:font-size-complex="12pt" style:language-complex="ar" style:country-complex="SA"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imes of Waste</text:h>
      <text:p text:style-name="P6"><text:span text:style-name="T1">% BY: </text:span><text:span text:style-name="T1">Research Team "Times of Waste"</text:span></text:p>
      <text:p text:style-name="P3"/>
      <text:p text:style-name="P12"><text:span text:style-name="T8">The ecological thought is also difficult because it brings to light aspects of our existence that have remained unconscious for a long time; we don’t like to recall them. It isn’t like thinking about where your toilet waste goes. It is thinking about where your toilet waste goes.[@</text:span>morton:2010:ecothought]</text:p>
      <text:p text:style-name="P2"/>
      <text:p text:style-name="P7"><text:span text:style-name="T1">The research project “Times of Waste” is the follow-up of our </text:span><text:span text:style-name="T5">research and exhibition project </text:span><text:span text:style-name="T4">RhyCycling</text:span><text:span text:style-name="T7">,</text:span><text:span text:style-name="T5"> which examined the border region of Switzerland-Germany-France along the river Rhine. As its title indicates, playing with the words </text:span><text:span text:style-name="T3">Rhy</text:span><text:span text:style-name="T5"> (for Rhine in Basel’s dialect) and </text:span><text:span text:style-name="T3">recycling</text:span><text:span text:style-name="T5">, the river and its surroundings in Basel were conceived as a network.</text:span><text:span text:style-name="T5"><text:note text:id="ftn1" text:note-class="footnote"><text:note-citation>1</text:note-citation><text:note-body><text:p text:style-name="Footnote">See e.g. Bruno Latour: Das Parlament der Dinge: Für eine politische Ökologie, Frankfurt am Main, 2009. </text:p></text:note-body></text:note></text:span><text:span text:style-name="T5"> We saw a mesh of different human and non-human actors (like fish and ships), activities, and circulations of goods. And we saw circulations of garbage and scrap, tons of contaminated soil and toxic stones. This ugly grey mud and beautiful colored sediments were the geological remainders of Basel’s industry </text:span><text:span text:style-name="T2">dating back to the end of the 19th century.</text:span><text:span text:style-name="T5"> They have been removed and purified to build the next generation of chemical industry, the Novartis Campus. To provide the citizens with a promenade along the Rhine, traversing the border between Switzerland and France, <text:s/>residual lindane is still being cleaned out of French soil.</text:span></text:p>
      <text:h text:style-name="Heading_20_2" text:outline-level="2">Thinking in long chains</text:h>
      <text:p text:style-name="Text_20_body"><text:span text:style-name="T9">On the basis of current network, subject, and materiality theories, we </text:span><text:span text:style-name="T6">depict waste as a dynamic, transformable and living matter affecting and involving many actors and entities.</text:span><text:span text:style-name="T6"><text:note text:id="ftn2" text:note-class="footnote"><text:note-citation>2</text:note-citation><text:note-body><text:p text:style-name="Footnote">See Bruno Latour 2009; Donna Haraway: A Cyborg Manifesto, Routledge 1991; Gilles Deleuze/Félix Guattari: A Thousand Plateaus, Minneapolis 2001; Jane Bennett: Vibrant Matter. A Political Ecology of Things, Durham 2010; Timothy Morton 2010; Jennifer Gabrys: Digital Rubbish: a natural history of electronics, University of Michigan Press, 2011; Jussi Parikka: A Geology of Media, Minneapolis 2015.</text:p></text:note-body></text:note></text:span><text:span text:style-name="T6"> </text:span><text:span text:style-name="T9">Using scientific and artistic practices the research project examines the purification, treatment and reuse or disposal of objects and materials as well as the actors and fields of activity involved. On the transport and recycling routes extending from Basel’s local context into global connections, objects undergo not only material transformation, but also economic, social, aesthetic or rhetorical reassessments. <text:s/>What is considered waste or respectively a “new” resource, when or at which stage of materiality, is a question of perspective and interest. Our project partner, the historian Bernd-Stefan Grewe, for instance, defines waste or garb</text:span><text:span text:style-name="T10">age as “objects which are in the wrong place”</text:span><text:span text:style-name="T10"><text:note text:id="ftn3" text:note-class="footnote"><text:note-citation>3</text:note-citation><text:note-body><text:p text:style-name="Footnote">In this context, see also Bernd-Stefan Grewe: “Raum und Macht – Eine Stoffgeschichte des Goldes im frühen 20. Jahrhundert”, in: Jahrbuch für Wirtschaftsgeschichte 57/1 (in print)</text:p></text:note-body></text:note></text:span><text:span text:style-name="T10">. This is an assumption we would like to agree with, with the exception of nuclear waste for which there can be no right place.</text:span></text:p>
      <text:p text:style-name="P11">We asked questions like: What are the transformation processes and value changes of (waste) objects or materials? What material changes do they undergo from creation to reprocessing or disposal and removal? How are specific actors involved in these processes? And finally: How can a topic like this be presented for public reception using transmedial techniques? </text:p>
      <text:p text:style-name="P11"><text:soft-page-break/>In order to be able to go more into detail, we chose three exemplary objects/materials that we wanted to trace, thus creating an object biography in various media. We chose the smartphone, urban mining (recycled material from buildings, streets etc.) and nano-silver. The smartphone has been chosen for the following reasons: </text:p>
      <text:list xml:id="list10955623351" text:style-name="WW8Num1">
        <text:list-item>
          <text:p text:style-name="P15">It is a consumer fetish, a beautiful object with a clean and smooth surface. But if you go “behind the smart world”, you realize that there is “dust and exhaustion” (Jussi Parikka).</text:p>
        </text:list-item>
        <text:list-item>
          <text:p text:style-name="P15">It is designed to be dumped. With its miniaturized high-performance electronics that make it difficult to repair, with a primary user cycle of 18 months, and the sheer masses and ubiquity of its presence, we could say it has already been a piece of garbage from the beginning.</text:p>
        </text:list-item>
        <text:list-item>
          <text:p text:style-name="P15">Its ubiquity, smallness, and global presence make it the prototype of our new state of machinic being, always connected, always hyped up.</text:p>
        </text:list-item>
      </text:list>
      <text:p text:style-name="P7"><text:span text:style-name="T9">We were looking for gaps in the cycles, trying to meticulously follow the paths and circulations of its components. Now, after having worked for almost a year on e-waste generally and the smartphone biography specifically, we have to say that we did not expect our enterprise to become divided into such small sections. There is never only one path; at every section and/or component, there are manifold possibilities of its disposal or further life-cycle. Especially with the smartphone, things seem to be much more complicated, because it does not always follow the “usual routes” of e-waste. Even the simplest way, the legal transformations in the scrap and recycling factories, turns out to be a long and complicated sequence of paths inland and abroad. Despite all our efforts, we </text:span><text:span text:style-name="T9">haven't</text:span><text:span text:style-name="T9"> been able to fully follow the trail until the very ends of the different slags and newly won metals. At first it seemed that this route would be so easy, because </text:span><text:span text:style-name="T5">Switzerland really tries to face the problem caused by e-waste. When an electronic device is purchased, the consumer pays an anticipated recycling charge of around 5% of the selling price. In return, she can bring back her gadget at every point-of-sale, and the point-of-sale gets money for bringing them to the next step in the recycling process. </text:span></text:p>
      <text:p text:style-name="P11">In contrast to other electronic waste, smartphones contain such a high amount of reusable metals that they are usually not mixed and shredded with other devices, but – after removing the rechargeable battery – they are brought directly to the smelter. But what sounds simple in theory is more complicated in reality: Further research showed that, in fact, in Switzerland most smartphones don’t go to the regular recycling system. Many of them are presumed to be still lying in the drawers of their owners, although no longer in use – it’s a personal item with all your data, after all. And then there is a high tendency to reuse and export smartphones, since they are usually given up by their primary users when still functional. Where exactly these used smartphones end up going and how they flow into the local recycling economies is something we have to explore further.</text:p>
      <text:p text:style-name="P7"><text:span text:style-name="T5">Second, we found out that the smartphone does not emit most of its waste after, but before its consumption. It is the mining industry, the usually opencast pit mining of the smartphone’s </text:span><text:soft-page-break/><text:span text:style-name="T5">almost 60 metals and rare earth elements, which produces huge amounts of toxic and – in the case of neodymium – radioactive waste, in addition to the fact that it depletes human beings. Although the number of smartphone users was 1.59 billion in 2014, it is presumed that the number of users will grow to more than 2 billion in 2016.</text:span><text:span text:style-name="T5"><text:note text:id="ftn4" text:note-class="footnote"><text:note-citation>4</text:note-citation><text:note-body><text:p text:style-name="Footnote">www.statista.com</text:p></text:note-body></text:note></text:span><text:span text:style-name="T5"> Since smartphones are only used for about 18 months by the primary user, this will keep both sales rates and electronic waste from smartphones high – even though the tonnage of garbage caused by smartphones is comparatively low, due to their low weight (140 g / piece on the average).</text:span></text:p>
      <text:p text:style-name="P8">This result contradicted our first assumptions and led us, contrary to our initial plans, to examine the conditions of production, i.e. the conditions of mining and trading metals and rare earth elements. </text:p>
      <text:p text:style-name="Text_20_body"><text:span text:style-name="T12">Although rare earth elements are not generally rare (but hard to mine and spread all over the world), this is actually the case with neodymium, which is used to build the smartphone’s magnet, for instance. Research institutions have recently been putting great effort into extracting neodymium from used magnets or finding substitutes, because western nations do not want to depend too much on China, which owns the world’s biggest pit. Despite the generally positive results concerning extraction possibilities and their costs, there are still open questions regarding the technical feasibility of the whole recovery chain.</text:span><text:span text:style-name="T12"><text:note text:id="ftn5" text:note-class="footnote"><text:note-citation>5</text:note-citation><text:note-body><text:p text:style-name="Footnote">See e.g. the E-Recmet study; Heinz Böni et al. Indium und Neodym: Ist ein Recycling sinnvoll? Fachbericht 2015, p. 19-20.</text:p></text:note-body></text:note></text:span><text:span text:style-name="T12"> Thinking about future political consequences, one of our interviewees, Heinz Böni, head of the Technology and Society Lab Empa, mentioned that the “extended producer policy”, a worldwide standard, would gain another dimension with an obligation to recover rare earth metals. But political processes are slower than research findings. Also some experts think that providing extra money for better collecting systems, for example, would be environmentally more efficient than recovering neodymium from the comparatively low percentage of recycled smartphones at the moment. The far-reaching consequences that may be caused by restrictions became evident in the US law Dodd-Frank: It caused a quasi boycott by multinational companies, for instance, of minerals of Central African origin supposed to be from mines in local conflict areas. Initiatives like the iTSCi program (ITRI Tin Supply Chain Initiative), a joint industry project designed to address conflict mineral concerns in the</text:span><text:span text:style-name="T8"> </text:span><text:span text:style-name="T12">Democratic Republic of Congo (DRC), Rwanda and other countries of the Great Lakes Region, attempt a counter-strategy to combat the resultant unemployment. As our interviewee Mickael Daudin, reporting officer of the iTSCi program, mentioned, their program establishes traceability and due diligence in the upstream mineral chain – from the miner to the smelter – by working with local governments and their field agents. By allowing companies to source metals responsibly, total disengagement from the Great Lakes Region can be avoided.</text:span><text:span text:style-name="T12"><text:note text:id="ftn6" text:note-class="footnote"><text:note-citation>6</text:note-citation><text:note-body><text:p text:style-name="Footnote">https://vimeo.com/44562369</text:p></text:note-body></text:note></text:span></text:p>
      <text:p text:style-name="Text_20_body"><text:span text:style-name="T1">The “Konzernverantwortungs-Initiative”</text:span><text:span text:style-name="T1"><text:note text:id="ftn7" text:note-class="footnote"><text:note-citation>7</text:note-citation><text:note-body><text:p text:style-name="Footnote">https://www.evb.ch/kampagnen-aktionen/konzernverantwortungs-initiative/</text:p></text:note-body></text:note></text:span><text:span text:style-name="T1"> – “global business, global responsibility” – launched by Swiss NGOs in spring 2015 seeks to bring transparency to the trading chains of multinational companies based in Switzerland, which are currently only voluntarily made transparent and traceable. Human rights, social and ecological standards for mining raw </text:span><text:soft-page-break/><text:span text:style-name="T1">materials and transparency throughout the whole trading chain should become a standard and, in case of accidents, the corporations would have to take responsibility. These actions seem to be a more integral way to raise consciousness for raw materials and their global entanglements than Dodd-Frank is.</text:span></text:p>
      <text:h text:style-name="Heading_20_2" text:outline-level="2">Metals never die, they go on and on and on…</text:h>
      <text:p text:style-name="P13">In short, what we have found so far seems to be similar to KairUs’ starting point: most of the components, especially metals, never die. They not only live on and on after the smartphone’s death, but they also already have a long history behind them before they enter the smartphone. As one of our interview partners, Rainer Bunge from the HSR Hochschule für Technik Rapperswil, puts it: “It is quite likely that a modern smartphone comprises at least a few atoms of copper originally mined during the Bronze Age.” Focusing on the history of matters from this perspective, we realized that there are a lot of uses and misuses of a commodity and its components, which go far beyond the original intentions. For example, we saw a lot of migrants located at the cheap border shopping center trying to repair smartphones and making a living by selling electronic parts. They are no hackers or circuit benders, and the repair options are restricted due to the glued parts, but they try to make a living with something others depict as waste. Their agency is similar to the people surviving in Agbogbloshie, showing us another, more artifactual perspective in this entire issue, far away from the usual euphoric recycling discourse referring to the smartphone as a mini-mine. For there are always losses, but at the same time the material cannot be erased from earth. Destruction happens by mixture, and the components of a smartphone are mixed by definition. Furthermore, it is exactly the modern machines in the recycling centers that mix the matters instead of disassembling them like the African or Indian recyclers do. “Waste,” said Bernd-Stefan Grewe in our workshop, “is matter that is too much mixed.” It is matter that you can no longer separate into its valuable components, at least not in an economically sensible way, or that you cannot grasp, because it is too fluid or too small. </text:p>
      <text:p text:style-name="P8">We developed a sustainability ranking for electronic items, since we feel that looking at the recycling process only is narrowing down the whole problem in a non-feasible way. Looking at the use of electronic devices as a whole must, first of all, include the question of sufficiency: Do we really need this item? Even the best-practice recycled electronic item still needs material and energy for its production and recycling will never be performed for 100% of the material. The next point is the average time the device is used: phenomena like “planned obsolescence” are really counterproductive in this context. In places 3 to 5 in the ranking are “re-use of the whole object”, “repair of the whole object”, and “recycling of still usable components as a whole”. Only after this stage does the regular recycling industry come into action, which is still preferable to the controlled burning of the material for energy production. At the end of the sustainability ranking we placed “legal landfilling” and “uncontrolled dumping” at the very end. The important point is to really understand that recycling is only a part of reducing the whole ecologic impact of electronic devices.</text:p>
      <text:p text:style-name="P7"><text:span text:style-name="T5">Thus, a lot of waste never disappears, it is nowhere and everywhere. Nanosilver is one more example of a metal that never dies, which is why we want to pursue it. It is nano particles </text:span><text:soft-page-break/><text:span text:style-name="T5">made from silver; they are able to penetrate bacteria and other microorganism, and are expected to be widely used in consumer products that have something to do with cleaning: They purify smelly socks, for instance. Like the surface of the smartphone, this aspect is the clean side. On its other, dark side, they not only will never ever disappear, but they may also intrude and transform necessary microorganisms to a yet unknown level, because they are made to transform or kill the unwanted. They are agents of matter, no living organisms. Beyond its “zombie” (Jussi Parikka) aspect, it is this dark and uncontrollable side of our cult of purity that interests us. All these considerations will end with our third object, “urban mining”, which is more a question of handling objects than an object itself. In other words, the object is the city as a mine, </text:span><text:span text:style-name="T11">the process of reclaiming compounds and elements from buildings, streets and sediments. Consequently, all that is built and constructed, is a mine. It can be taken or hacked or reused in manifold ways. </text:span></text:p>
      <text:h text:style-name="Heading_20_2" text:outline-level="2">Ecological Thoughts About Our Modes of Collaboration</text:h>
      <text:p text:style-name="P8">Our research team is interdisciplinary, consisting of a core team of six people ranging from visual anthropology, environmental studies, art theory, scenography to music and programming. During the first year, we worked quite closely together on the concept and the research. This intense phase of working in the core team was something very special. We shared what we found during our own investigations, and spent hours in discussion, trying to understand what we were doing. Sometimes we also conducted the field work together, e.g. interviewing experts. Maybe it had to do with the complexity of the subject. This is different from the initial phase in “RhyCycling”, where we separated and began to work in small teams much earlier, opening up to interventions from “outside” – by the ones not belonging to the subteams. Now it seems that we have reached this point too. We are building smaller teams for the realization of the audiowalk, the digital archive, the object biographies, etc. The teams include people who want to work more closely together or who share a common interest, have the needed skills, a professional background. And we are beginning to include our project partners more intensely – ranging from scientists in the humanities or ecology to NGOs and the local government and from the exhibition context. </text:p>
      <text:p text:style-name="P7"><text:span text:style-name="T5">The inter- and transdisciplinarity in our core team functions primarily as different perspectives and inputs. Without our environmental scientist, for example, we wouldn’t be able to perceive “hot” topics, like the rare earth elements or the nano-silver issue. And she can tell us from a natural science perspective how things are interlinked. But we not only gain expert knowledge from one </text:span><text:span text:style-name="T5">an</text:span><text:span text:style-name="T5">other, we also learn to listen to each other, to deal with differences and various thinking patterns. Thus, although we are very different, we have to think of a common goal, and have to come to terms with each other. These are highly uncertain processes. But in reverse, it is the sharing of this process what lets us dissolve borders and generate joint outcomes. One problem of this process could be that we, as well as our outputs, are slowly assimilating, loosing the hard edges, becoming homogeneous. On the other hand, it leads to a multiplicity, because we have to accept that there are other points of view different from one’s own. Tue Greenfort once said in a talk that ecology is about interdisciplinarity. Timothy Morton says that the ecological thought is about co-existence. We </text:span><text:soft-page-break/><text:span text:style-name="T5">think that our mode of </text:span><text:span text:style-name="T5">collaboration, of acting out and going through our differences and opening them up for interventions from afar, is in that sense: ecological.</text:span></text:p>
      <text:p text:style-name="P1"/>
      <text:p text:style-name="P14"/>
      <text:p text:style-name="Standard"/>
      <text:p text:style-name="Standard">% Bibliography</text:p>
      <text:p text:style-name="P5">% Timothy Morton: The Ecological Thought, Harvard 2010, S. 9</text:p>
      <text:p text:style-name="Standard"/>
      <text:p text:style-name="P9"/>
      <text:p text:style-name="P10">% BIOGRAPHY: -------------------------------------</text:p>
      <text:p text:style-name="Text_20_body"><text:span text:style-name="T16">Research team “Times of Waste”</text:span><text:span text:style-name="T15"><text:line-break/></text:span></text:p>
      <text:p text:style-name="Text_20_body"><text:span text:style-name="T13">The interdisciplinary research team consists of a core team of six</text:span></text:p>
      <text:p text:style-name="Preformatted_20_Text">people ranging from visual anthropology, environmental studies, art</text:p>
      <text:p text:style-name="Preformatted_20_Text">theory, scenography to music and programming: Flavia Caviezel (lead),</text:p>
      <text:p text:style-name="Preformatted_20_Text">Mirjam Bürgin, Anselm Caminada, Adrian Demleitner, Marion Mertens,</text:p>
      <text:p text:style-name="Preformatted_20_Text">Yvonne Volkart, associated: Andreas Simon. Most of the team members have</text:p>
      <text:p text:style-name="Preformatted_20_Text">been collaborating since “RhyCycling. Aesthetics of Sustainability in</text:p>
      <text:p text:style-name="Preformatted_20_Text">the Basel Border Area”, 2010- 2013; “Times of Waste” runs from</text:p>
      <text:p text:style-name="Preformatted_20_Text">2015-2017. Both projects are situated at the Institute of Experimental</text:p>
      <text:p text:style-name="Preformatted_20_Text">Design and Media Cultures at the Academy of Art and Design of the</text:p>
      <text:p text:style-name="Preformatted_20_Text">University of Applied Sciences and Arts Northwestern Switzerland.</text:p>
      <text:p text:style-name="P17"><text:a xlink:type="simple" xlink:href="http://www.ixdm.ch/portfolio/times-waste">http://www.ixdm.ch/portfolio/times-waste</text:a>.</text:p>
      <text:p text:style-name="Text_20_body"><text:span text:style-name="T13"/></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Bitstream Vera Sans Mono" svg:font-family="'Bitstream Vera Sans Mono'" style:font-family-generic="modern" style:font-pitch="fixed"/>
    <style:font-face style:name="Droid Sans" svg:font-family="'Droid Sans'" style:font-family-generic="modern" style:font-pitch="fixed"/>
    <style:font-face style:name="FreeSans3" svg:font-family="FreeSans" style:font-family-generic="modern" style:font-pitch="fixed"/>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47cm" fo:line-height="120%"/>
      <style:text-properties style:font-name="Liberation Serif1"/>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Sprechblasentext" style:family="paragraph" style:parent-style-name="Standard">
      <style:text-properties style:font-name="Lucida Grande" fo:font-size="9pt" fo:language="de" fo:country="CH" style:font-name-asian="Cambria" style:font-size-asian="9pt" style:font-name-complex="Times New Roman" style:font-size-complex="9pt"/>
    </style:style>
    <style:style style:name="Footnote" style:family="paragraph" style:parent-style-name="Standard" style:class="extra">
      <style:paragraph-properties fo:margin="100%" fo:margin-left="0.61cm" fo:margin-right="0cm" fo:margin-top="0cm" fo:margin-bottom="0cm" fo:text-indent="-0.61cm" style:auto-text-indent="false">
        <style:tab-stops/>
      </style:paragraph-properties>
      <style:text-properties fo:font-size="10pt"/>
    </style:style>
    <style:style style:name="Kommentartext" style:family="paragraph" style:parent-style-name="Standard"/>
    <style:style style:name="Kommentarthema" style:family="paragraph" style:parent-style-name="Kommentartext" style:next-style-name="Kommentartext">
      <style:text-properties fo:font-size="10pt" fo:font-weight="bold" style:font-size-asian="10pt" style:font-weight-asian="bold" style:font-size-complex="10pt" style:font-weight-complex="bold"/>
    </style:style>
    <style:style style:name="Standa" style:family="paragraph">
      <style:paragraph-properties fo:orphans="2" fo:widows="2" fo:hyphenation-ladder-count="no-limit"/>
      <style:text-properties style:use-window-font-color="true" style:font-name="Cambria" fo:font-size="12pt" fo:language="de" fo:country="CH" style:font-name-asian="MS Mincho" style:font-size-asian="12pt" style:language-asian="ja" style:country-asian="JP" style:font-name-complex="Times New Roman" style:font-size-complex="12pt" style:language-complex="ar" style:country-complex="SA" fo:hyphenate="false" fo:hyphenation-remain-char-count="2" fo:hyphenation-push-char-count="2"/>
    </style:style>
    <style:style style:name="Bearbeitung" style:family="paragraph">
      <style:paragraph-properties fo:orphans="2" fo:widows="2" fo:hyphenation-ladder-count="no-limit"/>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 style:font-size-asian="10pt" style:font-name-complex="FreeSans3" style:font-size-complex="10pt"/>
    </style:style>
    <style:style style:name="WW8Num1z0" style:family="text">
      <style:text-properties fo:color="#1a1a1a" style:font-name="Times" fo:language="en" fo:country="US" style:font-name-asian="Cambria" style:font-name-complex="Time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1a1a1a" style:font-name="Times" fo:language="en" fo:country="US" style:font-name-asian="Cambria" style:font-name-complex="Time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Absatz-Standardschriftart" style:family="text"/>
    <style:style style:name="Fußnotentext_20_Zeichen" style:display-name="Fußnotentext Zeichen" style:family="text">
      <style:text-properties style:font-name="Times New Roman" fo:font-size="12pt" fo:language="de" fo:country="DE" style:font-name-asian="Times New Roman" style:font-size-asian="12pt" style:font-name-complex="Times New Roman" style:font-size-complex="12pt"/>
    </style:style>
    <style:style style:name="Footnote_20_Symbol" style:display-name="Footnote Symbol" style:family="text">
      <style:text-properties style:text-position="super 58%"/>
    </style:style>
    <style:style style:name="Kommentarzeichen" style:family="text">
      <style:text-properties fo:font-size="9pt" style:font-size-asian="9pt" style:font-size-complex="9pt"/>
    </style:style>
    <style:style style:name="Kommentartext_20_Zeichen" style:display-name="Kommentartext Zeichen" style:family="text">
      <style:text-properties style:font-name="Times New Roman" fo:font-size="12pt" style:font-name-asian="Times New Roman" style:font-size-asian="12pt" style:font-name-complex="Times New Roman" style:font-size-complex="12pt"/>
    </style:style>
    <style:style style:name="Kommentarthema_20_Zeichen" style:display-name="Kommentarthema Zeichen"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CT Support</meta:initial-creator>
    <meta:creation-date>2015-12-08T14:26:00</meta:creation-date>
    <dc:date>2016-01-30T16:52:49</dc:date>
    <meta:print-date>2013-08-26T11:33:00</meta:print-date>
    <meta:editing-cycles>14</meta:editing-cycles>
    <meta:editing-duration>P11DT11H15M22S</meta:editing-duration>
    <meta:generator>LibreOffice/3.5$Linux_x86 LibreOffice_project/350m1$Build-2</meta:generator>
    <meta:document-statistic meta:table-count="0" meta:image-count="0" meta:object-count="0" meta:page-count="6" meta:paragraph-count="47" meta:word-count="2965" meta:character-count="17926" meta:non-whitespace-character-count="15597"/>
  </office:meta>
</office:document-meta>
</file>